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DengXian Light" svg:font-family="DengXian Light" style:font-family-generic="roman" svg:panose-1="2 1 6 0 3 1 1 1 1 1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</office:automatic-styles>
  <office:body>
    <office:text text:use-soft-page-breaks="true">
      <text:p text:style-name="P1">Nukit Laminar Cannon BOM<text:line-break/>(Non-Comprehensive)</text:p>
      <text:p text:style-name="Normal"/>
      <text:p text:style-name="Normal">Soonpho M6 Face Tracking Tripod Head<text:line-break/><text:a xlink:href="https://www.amazon.com/Tracking-Motorized-Rotating-Panoramic-Camcorders/dp/B0BNVNCYD6" office:target-frame-name="_top" xlink:show="replace"><text:span text:style-name="Hyperlink">https://www.amazon.com/Tracking-Motorized-Rotating-Panoramic-Camcorders/dp/B0BNVNCYD6</text:span></text:a></text:p>
      <text:p text:style-name="Normal"/>
      <text:p text:style-name="Normal">Levoit Core 200S Compatible Replacement Filter<text:line-break/><text:a xlink:href="https://www.amazon.com/dp/B0B6ZVJBQY" office:target-frame-name="_top" xlink:show="replace"><text:span text:style-name="Hyperlink">https://www.amazon.com/dp/B0B6ZVJBQY</text:span></text:a></text:p>
      <text:p text:style-name="Normal"/>
      <text:p text:style-name="Normal">80mm Server Fan with PWM controller<text:line-break/><text:a xlink:href="https://item.taobao.com/item.htm?id=679933963671" office:target-frame-name="_top" xlink:show="replace"><text:span text:style-name="Hyperlink">https://item.taobao.com/item.htm?id=679933963671</text:span></text:a><text:line-break/>风扇+12v6a电源[【插市电插座用】]<text:line-break/>(https://www.delta-fan.com/products/gfb0812dhu-f00.html)</text:p>
      <text:p text:style-name="Normal"/>
      <text:p text:style-name="Normal">1/4” Tripod Mount<text:bookmark-start text:name="_Hlt174478357"/><text:line-break/><text:a xlink:href="https://item.taobao.com/item.htm?id=43513112881" office:target-frame-name="_top" xlink:show="replace"><text:span text:style-name="Hyperlink">https://item.taobao.com/item.htm?id=43513112881</text:span></text:a><text:bookmark-end text:name="_Hlt174478357"/><text:line-break/>D20-内牙1/4转外牙3/8（2个）[双孔]</text:p>
      <text:p text:style-name="Normal"/>
      <text:p text:style-name="Normal">M4 Threaded Rod<text:line-break/><text:a xlink:href="https://item.taobao.com/item.htm?id=16345790412" office:target-frame-name="_top" xlink:show="replace"><text:span text:style-name="Hyperlink">https://item.taobao.com/item.htm?id=16345790412</text:span></text:a><text:line-break/>M4*1米</text:p>
      <text:p text:style-name="Normal"/>
      <text:p text:style-name="Normal">M4 Thumbscrews<text:bookmark-start text:name="_Hlt174478347"/><text:bookmark-start text:name="_Hlt174478348"/><text:line-break/><text:a xlink:href="https://item.taobao.com/item.htm?id=551907959100" office:target-frame-name="_top" xlink:show="replace"><text:span text:style-name="Hyperlink">https://item.taobao.com/item.htm?id=551907959100</text:span></text:a><text:bookmark-end text:name="_Hlt174478347"/><text:bookmark-end text:name="_Hlt174478348"/><text:line-break/>M4*D12*12<text:s/>通孔<text:s/>黑色（1个）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 svg:panose-1="2 11 0 4 2 2 2 2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 svg:panose-1="2 11 0 4 2 2 2 2 2 4"/>
    <style:font-face style:name="DengXian Light" svg:font-family="DengXian Light" style:font-family-generic="roman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CN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6607D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Ian Woodard</meta:initial-creator>
    <dc:creator>Ian Woodard</dc:creator>
    <meta:creation-date>2024-08-13T13:51:00Z</meta:creation-date>
    <dc:date>2024-08-13T13:55:00Z</dc:date>
    <meta:template xlink:href="Normal.dotm" xlink:type="simple"/>
    <meta:editing-cycles>1</meta:editing-cycles>
    <meta:editing-duration>PT240S</meta:editing-duration>
    <meta:document-statistic meta:page-count="1" meta:paragraph-count="2" meta:word-count="159" meta:character-count="1065" meta:row-count="7" meta:non-whitespace-character-count="908"/>
  </office:meta>
</office:document-meta>
</file>